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MS Reference Sans Serif" svg:font-family="&quot;MS Reference Sans Serif&quot;"/>
    <style:font-face style:name="è¨íÀñæí© Pr6N M" svg:font-family="&quot;è¨íÀñæí© Pr6N M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italic" style:font-style-asian="italic" style:font-style-complex="italic" style:text-underline-style="solid" style:text-underline-type="singl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/>
    </style:style>
    <style:style style:name="T9" style:family="text" style:parent-style-name="Default">
      <style:text-properties fo:color="#FF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FF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008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0000FF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3" style:family="text" style:parent-style-name="Default">
      <style:text-properties fo:color="#000000" style:text-line-through-style="none" style:font-name="MS Reference Sans Serif" style:font-name-asian="MS Reference Sans Serif" style:font-name-complex="MS Reference Sans Serif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è¨íÀñæí© Pr6N M" style:font-name-asian="è¨íÀñæí© Pr6N M" style:font-name-complex="è¨íÀñæí© Pr6N M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0cm"/>
    </style:style>
    <style:style style:name="co3" style:family="table-column">
      <style:table-column-properties fo:break-before="auto" style:column-width="7.14375cm" style:use-optimal-column-width="true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0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0">
      <style:graphic-properties draw:stroke="solid" svg:stroke-color="#000000" draw:auto-grow-width="false" draw:auto-grow-height="false"/>
    </style:style>
    <style:style style:family="graphic" style:name="a21">
      <style:graphic-properties draw:stroke="solid" svg:stroke-color="#000000" draw:auto-grow-width="false" draw:auto-grow-height="false"/>
    </style:style>
    <style:style style:family="graphic" style:name="a22">
      <style:graphic-properties draw:stroke="solid" svg:stroke-color="#000000" draw:auto-grow-width="false" draw:auto-grow-height="false"/>
    </style:style>
    <style:style style:family="graphic" style:name="a23">
      <style:graphic-properties draw:stroke="solid" svg:stroke-color="#000000" draw:auto-grow-width="false" draw:auto-grow-height="false"/>
    </style:style>
    <style:style style:family="graphic" style:name="a24">
      <style:graphic-properties draw:stroke="solid" svg:stroke-color="#000000" draw:auto-grow-width="false" draw:auto-grow-height="false"/>
    </style:style>
    <style:style style:family="graphic" style:name="a25">
      <style:graphic-properties draw:stroke="solid" svg:stroke-color="#000000" draw:auto-grow-width="false" draw:auto-grow-height="false"/>
    </style:style>
    <style:style style:family="graphic" style:name="a26">
      <style:graphic-properties draw:stroke="solid" svg:stroke-color="#000000" draw:auto-grow-width="false" draw:auto-grow-height="false"/>
    </style:style>
    <style:style style:family="graphic" style:name="a27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17">
      <style:graphic-properties draw:stroke="solid" svg:stroke-color="#000000" draw:auto-grow-width="false" draw:auto-grow-height="false"/>
    </style:style>
    <style:style style:family="graphic" style:name="a18">
      <style:graphic-properties draw:stroke="solid" svg:stroke-color="#000000" draw:auto-grow-width="false" draw:auto-grow-height="false"/>
    </style:style>
    <style:style style:family="graphic" style:name="a19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1" table:number-columns-repeated="16382" table:default-cell-style-name="ce1"/>
        <table:table-row table:style-name="ro1">
          <table:table-cell office:value-type="float" office:value="1" table:style-name="ce1">
            <office:annotation draw:style-name="a0" svg:x="1.47916666666667in" svg:y="0.0104166666666667in" svg:width="1.73958333333333in" svg:height="1.33333333333333in">
              <dc:creator>Author</dc:creator>
              <text:p><text:span text:style-name="T2">Author:</text:span><text:span text:style-name="T1"/></text:p>
              <text:p><text:span text:style-name="T1">God thinks this is good</text:span></text:p>
            </office:annotation>
            <text:p>1</text:p>
          </table:table-cell>
          <table:table-cell office:value-type="float" office:value="1" table:formula="of:=[.A1]" table:style-name="ce1">
            <text:p>1</text:p>
          </table:table-cell>
          <table:table-cell office:value-type="string" table:style-name="ce1">
            <office:annotation draw:style-name="a1" svg:x="4.14583333333333in" svg:y="0.0104166666666667in" svg:width="1.73958333333333in" svg:height="1.33333333333333in">
              <dc:creator>Author</dc:creator>
              <text:p><text:span text:style-name="T2">I<text:s/></text:span><text:span text:style-name="T3">really</text:span><text:span text:style-name="T2"><text:s/></text:span><text:span text:style-name="T1">hope that<text:s/></text:span><text:span text:style-name="T4">xlsx</text:span><text:span text:style-name="T1"><text:s/></text:span><text:span text:style-name="T5">decides not</text:span><text:span text:style-name="T1"><text:s/></text:span><text:span text:style-name="T6">to use<text:s/></text:span><text:span text:style-name="T8">magic</text:span><text:span text:style-name="T7"><text:s/>like rPr</text:span></text:p>
            </office:annotation>
            <text:p>foo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office:annotation draw:style-name="a2" svg:x="1.47916666666667in" svg:y="0.0416666666666667in" svg:width="1.73958333333333in" svg:height="1.33333333333333in">
              <dc:creator>Author</dc:creator>
              <text:p><text:span text:style-name="T14">⾘⾘⾘⾘⾘⾘⾘⾘⾘⾘⾘⾘芝芝</text:span></text:p>
            </office:annotation>
            <text:p>2</text:p>
          </table:table-cell>
          <table:table-cell office:value-type="float" office:value="3" table:formula="of:=[.A2]+[.B1]" table:style-name="ce1">
            <office:annotation draw:style-name="a3" svg:x="5.63541666666667in" svg:y="-0.0104166666666667in" svg:width="2.39583333333333in" svg:height="1.33333333333333in">
              <dc:creator>Author</dc:creator>
              <text:p><text:span text:style-name="T2">Colors come in three:</text:span></text:p>
              <text:p><text:span text:style-name="T10">ARR</text:span><text:span text:style-name="T2"/></text:p>
              <text:p><text:span text:style-name="T11">GEE</text:span><text:span text:style-name="T2"/></text:p>
              <text:p><text:span text:style-name="T12">BEE</text:span></text:p>
            </office:annotation>
            <text:p>3</text:p>
          </table:table-cell>
          <table:table-cell office:value-type="string" table:style-name="ce1">
            <text:p>bar</text:p>
          </table:table-cell>
          <table:table-cell office:value-type="string" table:style-name="ce1">
            <office:annotation draw:style-name="a4" svg:x="5.47916666666667in" svg:y="0.0416666666666667in" svg:width="1.73958333333333in" svg:height="1.33333333333333in">
              <dc:creator>Author</dc:creator>
              <text:p><text:span text:style-name="T1">Unicode airplane:<text:s/></text:span><text:span text:style-name="T13">✈</text:span><text:span text:style-name="T1"><text:s/></text:span></text:p>
              <text:p/>
            </office:annotation>
            <text:p>y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3" table:style-name="ce1">
            <office:annotation draw:style-name="a5" svg:x="1.47916666666667in" svg:y="0.364583333333333in" svg:width="1.73958333333333in" svg:height="1.33333333333333in">
              <dc:creator>Author</dc:creator>
              <text:p><text:span text:style-name="T2">Satan:</text:span><text:span text:style-name="T1"/></text:p>
              <text:p><text:span text:style-name="T1">Satan approves of odd primes</text:span></text:p>
            </office:annotation>
            <text:p>3</text:p>
          </table:table-cell>
          <table:table-cell office:value-type="float" office:value="6" table:formula="of:=[.A3]+[.B2]" table:style-name="ce1">
            <office:annotation office:display="true" draw:style-name="a6" svg:x="0.15625in" svg:y="2.98958333333333in" svg:width="1.73958333333333in" svg:height="1.33333333333333in">
              <dc:creator>Author</dc:creator>
              <text:p><text:span text:style-name="T9">Apparently we forgot the fifth of November</text:span></text:p>
              <text:p/>
            </office:annotation>
            <text:p>6</text:p>
          </table:table-cell>
          <table:table-cell office:value-type="string" table:style-name="ce1">
            <text:p>baz</text:p>
          </table:table-cell>
          <table:table-cell office:value-type="string" table:style-name="ce1">
            <text:p>z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office:annotation draw:style-name="a7" svg:x="1.47916666666667in" svg:y="0.6875in" svg:width="1.73958333333333in" svg:height="1.33333333333333in">
              <dc:creator>Author</dc:creator>
              <text:p><text:span text:style-name="T1">Zeus:</text:span></text:p>
              <text:p><text:span text:style-name="T2">Zeus is always flipping the script</text:span><text:span text:style-name="T1"><text:s/></text:span></text:p>
            </office:annotation>
            <text:p>4</text:p>
          </table:table-cell>
          <table:table-cell office:value-type="float" office:value="10" table:formula="of:=[.A4]+[.B3]" table:style-name="ce1">
            <office:annotation draw:style-name="a8" svg:x="0.416666666666667in" svg:y="3.65625in" svg:width="2.39583333333333in" svg:height="1.5in">
              <dc:creator>Author</dc:creator>
              <text:p><text:span text:style-name="T2">I'm a sneaky little comment</text:span></text:p>
            </office:annotation>
            <text:p>10</text:p>
          </table:table-cell>
          <table:table-cell office:value-type="string" table:style-name="ce1">
            <office:annotation office:display="true" draw:style-name="a9" svg:x="4.25in" svg:y="1.34375in" svg:width="4.07291666666667in" svg:height="2.84375in">
              <dc:creator>Author</dc:creator>
              <text:p><text:span text:style-name="T2">I don't want to grow up, because maybe if I did, I wouldn't be a ________ kid</text:span></text:p>
            </office:annotation>
            <text:p>qux</text:p>
          </table:table-cell>
          <table:table-cell office:value-type="string" table:style-name="ce1">
            <text:p>w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table table:name="Sheet1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foo</text:p>
          </table:table-cell>
          <table:table-cell office:value-type="string" table:style-name="ce1">
            <text:p>bar</text:p>
          </table:table-cell>
          <table:table-cell office:value-type="string" table:style-name="ce1">
            <text:p>baz</text:p>
          </table:table-cell>
          <table:table-cell office:value-type="string" table:style-name="ce1">
            <text:p>qux</text:p>
          </table:table-cell>
          <table:table-cell table:number-columns-repeated="16380"/>
        </table:table-row>
        <table:table-row table:style-name="ro1">
          <table:table-cell office:value-type="string" office:string-value="bar" table:formula="of:=[.B1]" table:style-name="ce1">
            <text:p>bar</text:p>
          </table:table-cell>
          <table:table-cell office:value-type="string" office:string-value="baz" table:formula="of:=[.C1]" table:style-name="ce1">
            <text:p>baz</text:p>
          </table:table-cell>
          <table:table-cell office:value-type="string" office:string-value="qux" table:formula="of:=[.D1]" table:style-name="ce1">
            <text:p>qux</text:p>
          </table:table-cell>
          <table:table-cell office:value-type="string" office:string-value="foo" table:formula="of:=[.A1]" table:style-name="ce1">
            <text:p>foo</text:p>
          </table:table-cell>
          <table:table-cell table:number-columns-repeated="16380"/>
        </table:table-row>
        <table:table-row table:style-name="ro1">
          <table:table-cell office:value-type="string" office:string-value="baz" table:formula="of:=[.B2]" table:style-name="ce1">
            <text:p>baz</text:p>
          </table:table-cell>
          <table:table-cell office:value-type="string" office:string-value="qux" table:formula="of:=[.C2]" table:style-name="ce1">
            <text:p>qux</text:p>
          </table:table-cell>
          <table:table-cell office:value-type="string" office:string-value="foo" table:formula="of:=[.D2]" table:style-name="ce1">
            <text:p>foo</text:p>
          </table:table-cell>
          <table:table-cell office:value-type="string" office:string-value="bar" table:formula="of:=[.A2]" table:style-name="ce1">
            <text:p>bar</text:p>
          </table:table-cell>
          <table:table-cell table:number-columns-repeated="16380"/>
        </table:table-row>
        <table:table-row table:style-name="ro1">
          <table:table-cell office:value-type="string" office:string-value="qux" table:formula="of:=[.B3]" table:style-name="ce1">
            <text:p>qux</text:p>
          </table:table-cell>
          <table:table-cell office:value-type="string" office:string-value="foo" table:formula="of:=[.C3]" table:style-name="ce1">
            <office:annotation draw:style-name="a10" svg:x="0.302083333333333in" svg:y="2.3125in" svg:width="2.39583333333333in" svg:height="1.33333333333333in">
              <dc:creator>Author</dc:creator>
              <text:p><text:span text:style-name="T2">Let me spoil the punchline now: it just loops</text:span></text:p>
            </office:annotation>
            <text:p>foo</text:p>
          </table:table-cell>
          <table:table-cell office:value-type="string" office:string-value="bar" table:formula="of:=[.D3]" table:style-name="ce1">
            <text:p>bar</text:p>
          </table:table-cell>
          <table:table-cell office:value-type="string" office:string-value="baz" table:formula="of:=[.A3]" table:style-name="ce1">
            <text:p>baz</text:p>
          </table:table-cell>
          <table:table-cell table:number-columns-repeated="16380"/>
        </table:table-row>
        <table:table-row table:style-name="ro1">
          <table:table-cell office:value-type="string" office:string-value="foo" table:formula="of:=[.B4]" table:style-name="ce1">
            <text:p>foo</text:p>
          </table:table-cell>
          <table:table-cell office:value-type="string" office:string-value="bar" table:formula="of:=[.C4]" table:style-name="ce1">
            <text:p>bar</text:p>
          </table:table-cell>
          <table:table-cell office:value-type="string" office:string-value="baz" table:formula="of:=[.D4]" table:style-name="ce1">
            <text:p>baz</text:p>
          </table:table-cell>
          <table:table-cell office:value-type="string" office:string-value="qux" table:formula="of:=[.A4]" table:style-name="ce1">
            <text:p>qux</text:p>
          </table:table-cell>
          <table:table-cell table:number-columns-repeated="16380"/>
        </table:table-row>
        <table:table-row table:style-name="ro1">
          <table:table-cell office:value-type="string" office:string-value="bar" table:formula="of:=[.B5]" table:style-name="ce1">
            <text:p>bar</text:p>
          </table:table-cell>
          <table:table-cell office:value-type="string" office:string-value="baz" table:formula="of:=[.C5]" table:style-name="ce1">
            <text:p>baz</text:p>
          </table:table-cell>
          <table:table-cell office:value-type="string" office:string-value="qux" table:formula="of:=[.D5]" table:style-name="ce1">
            <text:p>qux</text:p>
          </table:table-cell>
          <table:table-cell office:value-type="string" office:string-value="foo" table:formula="of:=[.A5]" table:style-name="ce1">
            <text:p>foo</text:p>
          </table:table-cell>
          <table:table-cell table:number-columns-repeated="16380"/>
        </table:table-row>
        <table:table-row table:style-name="ro1">
          <table:table-cell office:value-type="string" office:string-value="baz" table:formula="of:=[.B6]" table:style-name="ce1">
            <text:p>baz</text:p>
          </table:table-cell>
          <table:table-cell office:value-type="string" office:string-value="qux" table:formula="of:=[.C6]" table:style-name="ce1">
            <text:p>qux</text:p>
          </table:table-cell>
          <table:table-cell office:value-type="string" office:string-value="foo" table:formula="of:=[.D6]" table:style-name="ce1">
            <text:p>foo</text:p>
          </table:table-cell>
          <table:table-cell office:value-type="string" office:string-value="bar" table:formula="of:=[.A6]" table:style-name="ce1">
            <text:p>bar</text:p>
          </table:table-cell>
          <table:table-cell table:number-columns-repeated="16380"/>
        </table:table-row>
        <table:table-row table:style-name="ro1">
          <table:table-cell office:value-type="string" office:string-value="qux" table:formula="of:=[.B7]" table:style-name="ce1">
            <text:p>qux</text:p>
          </table:table-cell>
          <table:table-cell office:value-type="string" office:string-value="foo" table:formula="of:=[.C7]" table:style-name="ce1">
            <text:p>foo</text:p>
          </table:table-cell>
          <table:table-cell office:value-type="string" office:string-value="bar" table:formula="of:=[.D7]" table:style-name="ce1">
            <office:annotation draw:style-name="a11" svg:x="4.14583333333333in" svg:y="1.97916666666667in" svg:width="1.73958333333333in" svg:height="1.33333333333333in">
              <dc:creator>Author</dc:creator>
              <text:p><text:span text:style-name="T2">Bored yet?</text:span></text:p>
            </office:annotation>
            <text:p>bar</text:p>
          </table:table-cell>
          <table:table-cell office:value-type="string" office:string-value="baz" table:formula="of:=[.A7]" table:style-name="ce1">
            <text:p>baz</text:p>
          </table:table-cell>
          <table:table-cell table:number-columns-repeated="16380"/>
        </table:table-row>
        <table:table-row table:style-name="ro1">
          <table:table-cell office:value-type="string" office:string-value="foo" table:formula="of:=[.B8]" table:style-name="ce1">
            <text:p>foo</text:p>
          </table:table-cell>
          <table:table-cell office:value-type="string" office:string-value="bar" table:formula="of:=[.C8]" table:style-name="ce1">
            <text:p>bar</text:p>
          </table:table-cell>
          <table:table-cell office:value-type="string" office:string-value="baz" table:formula="of:=[.D8]" table:style-name="ce1">
            <text:p>baz</text:p>
          </table:table-cell>
          <table:table-cell office:value-type="string" office:string-value="qux" table:formula="of:=[.A8]" table:style-name="ce1">
            <text:p>qux</text:p>
          </table:table-cell>
          <table:table-cell table:number-columns-repeated="16380"/>
        </table:table-row>
        <table:table-row table:style-name="ro1">
          <table:table-cell office:value-type="string" office:string-value="bar" table:formula="of:=[.B9]" table:style-name="ce1">
            <text:p>bar</text:p>
          </table:table-cell>
          <table:table-cell office:value-type="string" office:string-value="baz" table:formula="of:=[.C9]" table:style-name="ce1">
            <text:p>baz</text:p>
          </table:table-cell>
          <table:table-cell office:value-type="string" office:string-value="qux" table:formula="of:=[.D9]" table:style-name="ce1">
            <text:p>qux</text:p>
          </table:table-cell>
          <table:table-cell office:value-type="string" office:string-value="foo" table:formula="of:=[.A9]" table:style-name="ce1">
            <text:p>foo</text:p>
          </table:table-cell>
          <table:table-cell table:number-columns-repeated="16380"/>
        </table:table-row>
        <table:table-row table:style-name="ro1">
          <table:table-cell office:value-type="string" office:string-value="baz" table:formula="of:=[.B10]" table:style-name="ce1">
            <text:p>baz</text:p>
          </table:table-cell>
          <table:table-cell office:value-type="string" office:string-value="qux" table:formula="of:=[.C10]" table:style-name="ce1">
            <text:p>qux</text:p>
          </table:table-cell>
          <table:table-cell office:value-type="string" office:string-value="foo" table:formula="of:=[.D10]" table:style-name="ce1">
            <text:p>foo</text:p>
          </table:table-cell>
          <table:table-cell office:value-type="string" office:string-value="bar" table:formula="of:=[.A10]" table:style-name="ce1">
            <text:p>bar</text:p>
          </table:table-cell>
          <table:table-cell table:number-columns-repeated="16380"/>
        </table:table-row>
        <table:table-row table:style-name="ro1">
          <table:table-cell office:value-type="string" office:string-value="qux" table:formula="of:=[.B11]" table:style-name="ce1">
            <text:p>qux</text:p>
          </table:table-cell>
          <table:table-cell office:value-type="string" office:string-value="foo" table:formula="of:=[.C11]" table:style-name="ce1">
            <text:p>foo</text:p>
          </table:table-cell>
          <table:table-cell office:value-type="string" office:string-value="bar" table:formula="of:=[.D11]" table:style-name="ce1">
            <office:annotation draw:style-name="a12" svg:x="4.14583333333333in" svg:y="3.27083333333333in" svg:width="1.73958333333333in" svg:height="1.33333333333333in">
              <dc:creator>Author</dc:creator>
              <text:p><text:span text:style-name="T2">Bored yet?</text:span></text:p>
            </office:annotation>
            <text:p>bar</text:p>
          </table:table-cell>
          <table:table-cell office:value-type="string" office:string-value="baz" table:formula="of:=[.A11]" table:style-name="ce1">
            <text:p>baz</text:p>
          </table:table-cell>
          <table:table-cell table:number-columns-repeated="16380"/>
        </table:table-row>
        <table:table-row table:style-name="ro1">
          <table:table-cell office:value-type="string" office:string-value="foo" table:formula="of:=[.B12]" table:style-name="ce1">
            <text:p>foo</text:p>
          </table:table-cell>
          <table:table-cell office:value-type="string" office:string-value="bar" table:formula="of:=[.C12]" table:style-name="ce1">
            <text:p>bar</text:p>
          </table:table-cell>
          <table:table-cell office:value-type="string" office:string-value="baz" table:formula="of:=[.D12]" table:style-name="ce1">
            <text:p>baz</text:p>
          </table:table-cell>
          <table:table-cell office:value-type="string" office:string-value="qux" table:formula="of:=[.A12]" table:style-name="ce1">
            <text:p>qux</text:p>
          </table:table-cell>
          <table:table-cell table:number-columns-repeated="16380"/>
        </table:table-row>
        <table:table-row table:style-name="ro1">
          <table:table-cell office:value-type="string" office:string-value="bar" table:formula="of:=[.B13]" table:style-name="ce1">
            <text:p>bar</text:p>
          </table:table-cell>
          <table:table-cell office:value-type="string" office:string-value="baz" table:formula="of:=[.C13]" table:style-name="ce1">
            <text:p>baz</text:p>
          </table:table-cell>
          <table:table-cell office:value-type="string" office:string-value="qux" table:formula="of:=[.D13]" table:style-name="ce1">
            <text:p>qux</text:p>
          </table:table-cell>
          <table:table-cell office:value-type="string" office:string-value="foo" table:formula="of:=[.A13]" table:style-name="ce1">
            <text:p>foo</text:p>
          </table:table-cell>
          <table:table-cell table:number-columns-repeated="16380"/>
        </table:table-row>
        <table:table-row table:style-name="ro1">
          <table:table-cell office:value-type="string" office:string-value="baz" table:formula="of:=[.B14]" table:style-name="ce1">
            <text:p>baz</text:p>
          </table:table-cell>
          <table:table-cell office:value-type="string" office:string-value="qux" table:formula="of:=[.C14]" table:style-name="ce1">
            <text:p>qux</text:p>
          </table:table-cell>
          <table:table-cell office:value-type="string" office:string-value="foo" table:formula="of:=[.D14]" table:style-name="ce1">
            <text:p>foo</text:p>
          </table:table-cell>
          <table:table-cell office:value-type="string" office:string-value="bar" table:formula="of:=[.A14]" table:style-name="ce1">
            <text:p>bar</text:p>
          </table:table-cell>
          <table:table-cell table:number-columns-repeated="16380"/>
        </table:table-row>
        <table:table-row table:style-name="ro1">
          <table:table-cell office:value-type="string" office:string-value="qux" table:formula="of:=[.B15]" table:style-name="ce1">
            <text:p>qux</text:p>
          </table:table-cell>
          <table:table-cell office:value-type="string" office:string-value="foo" table:formula="of:=[.C15]" table:style-name="ce1">
            <text:p>foo</text:p>
          </table:table-cell>
          <table:table-cell office:value-type="string" table:style-name="ce2">
            <office:annotation draw:style-name="a13" svg:x="4.14583333333333in" svg:y="4.5625in" svg:width="1.73958333333333in" svg:height="1.33333333333333in">
              <dc:creator>Author</dc:creator>
              <text:p><text:span text:style-name="T2">Bored yet?<text:s/></text:span></text:p>
            </office:annotation>
            <text:p>bar</text:p>
          </table:table-cell>
          <table:table-cell office:value-type="string" office:string-value="baz" table:formula="of:=[.A15]" table:style-name="ce1">
            <text:p>baz</text:p>
          </table:table-cell>
          <table:table-cell table:number-columns-repeated="16380"/>
        </table:table-row>
        <table:table-row table:style-name="ro1">
          <table:table-cell office:value-type="string" office:string-value="foo" table:formula="of:=[.B16]" table:style-name="ce1">
            <text:p>foo</text:p>
          </table:table-cell>
          <table:table-cell office:value-type="string" office:string-value="bar" table:formula="of:=[.C16]" table:style-name="ce1">
            <text:p>bar</text:p>
          </table:table-cell>
          <table:table-cell office:value-type="string" office:string-value="baz" table:formula="of:=[.D16]" table:style-name="ce1">
            <text:p>baz</text:p>
          </table:table-cell>
          <table:table-cell office:value-type="string" office:string-value="qux" table:formula="of:=[.A16]" table:style-name="ce1">
            <text:p>qux</text:p>
          </table:table-cell>
          <table:table-cell table:number-columns-repeated="16380"/>
        </table:table-row>
        <table:table-row table:style-name="ro1">
          <table:table-cell office:value-type="string" office:string-value="bar" table:formula="of:=[.B17]" table:style-name="ce1">
            <text:p>bar</text:p>
          </table:table-cell>
          <table:table-cell office:value-type="string" office:string-value="baz" table:formula="of:=[.C17]" table:style-name="ce1">
            <text:p>baz</text:p>
          </table:table-cell>
          <table:table-cell office:value-type="string" office:string-value="qux" table:formula="of:=[.D17]" table:style-name="ce1">
            <text:p>qux</text:p>
          </table:table-cell>
          <table:table-cell office:value-type="string" office:string-value="foo" table:formula="of:=[.A17]" table:style-name="ce1">
            <text:p>foo</text:p>
          </table:table-cell>
          <table:table-cell table:number-columns-repeated="16380"/>
        </table:table-row>
        <table:table-row table:style-name="ro1">
          <table:table-cell office:value-type="string" office:string-value="baz" table:formula="of:=[.B18]" table:style-name="ce1">
            <text:p>baz</text:p>
          </table:table-cell>
          <table:table-cell office:value-type="string" office:string-value="qux" table:formula="of:=[.C18]" table:style-name="ce1">
            <text:p>qux</text:p>
          </table:table-cell>
          <table:table-cell office:value-type="string" office:string-value="foo" table:formula="of:=[.D18]" table:style-name="ce1">
            <text:p>foo</text:p>
          </table:table-cell>
          <table:table-cell office:value-type="string" office:string-value="bar" table:formula="of:=[.A18]" table:style-name="ce1">
            <text:p>bar</text:p>
          </table:table-cell>
          <table:table-cell table:number-columns-repeated="16380"/>
        </table:table-row>
        <table:table-row table:style-name="ro1">
          <table:table-cell office:value-type="string" office:string-value="qux" table:formula="of:=[.B19]" table:style-name="ce1">
            <text:p>qux</text:p>
          </table:table-cell>
          <table:table-cell office:value-type="string" office:string-value="foo" table:formula="of:=[.C19]" table:style-name="ce1">
            <text:p>foo</text:p>
          </table:table-cell>
          <table:table-cell office:value-type="string" table:style-name="ce2">
            <office:annotation draw:style-name="a14" svg:x="4.14583333333333in" svg:y="5.85416666666667in" svg:width="1.73958333333333in" svg:height="1.33333333333333in">
              <dc:creator>Author</dc:creator>
              <text:p><text:span text:style-name="T2">Bored yet?<text:s/></text:span></text:p>
            </office:annotation>
            <text:p>bar</text:p>
          </table:table-cell>
          <table:table-cell office:value-type="string" office:string-value="baz" table:formula="of:=[.A19]" table:style-name="ce1">
            <text:p>baz</text:p>
          </table:table-cell>
          <table:table-cell table:number-columns-repeated="16380"/>
        </table:table-row>
        <table:table-row table:style-name="ro1">
          <table:table-cell office:value-type="string" office:string-value="foo" table:formula="of:=[.B20]" table:style-name="ce1">
            <office:annotation draw:style-name="a15" svg:x="1.47916666666667in" svg:y="6.17708333333333in" svg:width="1.73958333333333in" svg:height="1.33333333333333in">
              <dc:creator>Author</dc:creator>
              <text:p><text:span text:style-name="T2">Bored Yet?</text:span></text:p>
            </office:annotation>
            <text:p>foo</text:p>
          </table:table-cell>
          <table:table-cell office:value-type="string" office:string-value="bar" table:formula="of:=[.C20]" table:style-name="ce1">
            <text:p>bar</text:p>
          </table:table-cell>
          <table:table-cell office:value-type="string" office:string-value="baz" table:formula="of:=[.D20]" table:style-name="ce1">
            <text:p>baz</text:p>
          </table:table-cell>
          <table:table-cell office:value-type="string" office:string-value="qux" table:formula="of:=[.A20]" table:style-name="ce1">
            <text:p>qux</text:p>
          </table:table-cell>
          <table:table-cell table:number-columns-repeated="16380"/>
        </table:table-row>
        <table:table-row table:style-name="ro1">
          <table:table-cell office:value-type="string" office:string-value="bar" table:formula="of:=[.B21]" table:style-name="ce1">
            <text:p>bar</text:p>
          </table:table-cell>
          <table:table-cell office:value-type="string" office:string-value="baz" table:formula="of:=[.C21]" table:style-name="ce1">
            <text:p>baz</text:p>
          </table:table-cell>
          <table:table-cell office:value-type="string" office:string-value="qux" table:formula="of:=[.D21]" table:style-name="ce1">
            <text:p>qux</text:p>
          </table:table-cell>
          <table:table-cell office:value-type="string" office:string-value="foo" table:formula="of:=[.A21]" table:style-name="ce1">
            <text:p>foo</text:p>
          </table:table-cell>
          <table:table-cell table:number-columns-repeated="16380"/>
        </table:table-row>
        <table:table-row table:style-name="ro1">
          <table:table-cell office:value-type="string" office:string-value="baz" table:formula="of:=[.B22]" table:style-name="ce1">
            <text:p>baz</text:p>
          </table:table-cell>
          <table:table-cell office:value-type="string" office:string-value="qux" table:formula="of:=[.C22]" table:style-name="ce1">
            <text:p>qux</text:p>
          </table:table-cell>
          <table:table-cell office:value-type="string" office:string-value="foo" table:formula="of:=[.D22]" table:style-name="ce1">
            <text:p>foo</text:p>
          </table:table-cell>
          <table:table-cell office:value-type="string" office:string-value="bar" table:formula="of:=[.A22]" table:style-name="ce1">
            <text:p>bar</text:p>
          </table:table-cell>
          <table:table-cell table:number-columns-repeated="16380"/>
        </table:table-row>
        <table:table-row table:style-name="ro1">
          <table:table-cell office:value-type="string" office:string-value="qux" table:formula="of:=[.B23]" table:style-name="ce1">
            <text:p>qux</text:p>
          </table:table-cell>
          <table:table-cell office:value-type="string" office:string-value="foo" table:formula="of:=[.C23]" table:style-name="ce1">
            <text:p>foo</text:p>
          </table:table-cell>
          <table:table-cell office:value-type="string" table:style-name="ce2">
            <office:annotation draw:style-name="a16" svg:x="4.14583333333333in" svg:y="7.14583333333333in" svg:width="1.73958333333333in" svg:height="1.33333333333333in">
              <dc:creator>Author</dc:creator>
              <text:p><text:span text:style-name="T2">Bored yet?<text:s/></text:span></text:p>
            </office:annotation>
            <text:p>bar</text:p>
          </table:table-cell>
          <table:table-cell office:value-type="string" office:string-value="baz" table:formula="of:=[.A23]" table:style-name="ce1">
            <text:p>baz</text:p>
          </table:table-cell>
          <table:table-cell table:number-columns-repeated="16380"/>
        </table:table-row>
        <table:table-row table:style-name="ro1">
          <table:table-cell office:value-type="string" office:string-value="foo" table:formula="of:=[.B24]" table:style-name="ce1">
            <text:p>foo</text:p>
          </table:table-cell>
          <table:table-cell office:value-type="string" office:string-value="bar" table:formula="of:=[.C24]" table:style-name="ce1">
            <text:p>bar</text:p>
          </table:table-cell>
          <table:table-cell office:value-type="string" office:string-value="baz" table:formula="of:=[.D24]" table:style-name="ce1">
            <text:p>baz</text:p>
          </table:table-cell>
          <table:table-cell office:value-type="string" office:string-value="qux" table:formula="of:=[.A24]" table:style-name="ce1">
            <text:p>qux</text:p>
          </table:table-cell>
          <table:table-cell table:number-columns-repeated="16380"/>
        </table:table-row>
        <table:table-row table:style-name="ro1">
          <table:table-cell office:value-type="string" office:string-value="bar" table:formula="of:=[.B25]" table:style-name="ce1">
            <text:p>bar</text:p>
          </table:table-cell>
          <table:table-cell office:value-type="string" office:string-value="baz" table:formula="of:=[.C25]" table:style-name="ce1">
            <text:p>baz</text:p>
          </table:table-cell>
          <table:table-cell office:value-type="string" office:string-value="qux" table:formula="of:=[.D25]" table:style-name="ce1">
            <text:p>qux</text:p>
          </table:table-cell>
          <table:table-cell office:value-type="string" office:string-value="foo" table:formula="of:=[.A25]" table:style-name="ce1">
            <text:p>foo</text:p>
          </table:table-cell>
          <table:table-cell table:number-columns-repeated="16380"/>
        </table:table-row>
        <table:table-row table:style-name="ro1">
          <table:table-cell office:value-type="string" office:string-value="baz" table:formula="of:=[.B26]" table:style-name="ce1">
            <text:p>baz</text:p>
          </table:table-cell>
          <table:table-cell office:value-type="string" office:string-value="qux" table:formula="of:=[.C26]" table:style-name="ce1">
            <text:p>qux</text:p>
          </table:table-cell>
          <table:table-cell office:value-type="string" office:string-value="foo" table:formula="of:=[.D26]" table:style-name="ce1">
            <text:p>foo</text:p>
          </table:table-cell>
          <table:table-cell office:value-type="string" office:string-value="bar" table:formula="of:=[.A26]" table:style-name="ce1">
            <text:p>bar</text:p>
          </table:table-cell>
          <table:table-cell table:number-columns-repeated="16380"/>
        </table:table-row>
        <table:table-row table:style-name="ro1">
          <table:table-cell office:value-type="string" office:string-value="qux" table:formula="of:=[.B27]" table:style-name="ce1">
            <text:p>qux</text:p>
          </table:table-cell>
          <table:table-cell office:value-type="string" office:string-value="foo" table:formula="of:=[.C27]" table:style-name="ce1">
            <text:p>foo</text:p>
          </table:table-cell>
          <table:table-cell office:value-type="string" table:style-name="ce2">
            <office:annotation draw:style-name="a17" svg:x="4.14583333333333in" svg:y="8.4375in" svg:width="1.73958333333333in" svg:height="1.33333333333333in">
              <dc:creator>Author</dc:creator>
              <text:p><text:span text:style-name="T2">Bored yet?<text:s/></text:span></text:p>
            </office:annotation>
            <text:p>bar</text:p>
          </table:table-cell>
          <table:table-cell office:value-type="string" office:string-value="baz" table:formula="of:=[.A27]" table:style-name="ce1">
            <text:p>baz</text:p>
          </table:table-cell>
          <table:table-cell table:number-columns-repeated="16380"/>
        </table:table-row>
        <table:table-row table:style-name="ro1">
          <table:table-cell office:value-type="string" office:string-value="foo" table:formula="of:=[.B28]" table:style-name="ce1">
            <text:p>foo</text:p>
          </table:table-cell>
          <table:table-cell office:value-type="string" office:string-value="bar" table:formula="of:=[.C28]" table:style-name="ce1">
            <text:p>bar</text:p>
          </table:table-cell>
          <table:table-cell office:value-type="string" office:string-value="baz" table:formula="of:=[.D28]" table:style-name="ce1">
            <text:p>baz</text:p>
          </table:table-cell>
          <table:table-cell office:value-type="string" office:string-value="qux" table:formula="of:=[.A28]" table:style-name="ce1">
            <text:p>qux</text:p>
          </table:table-cell>
          <table:table-cell table:number-columns-repeated="16380"/>
        </table:table-row>
        <table:table-row table:style-name="ro1">
          <table:table-cell office:value-type="string" office:string-value="bar" table:formula="of:=[.B29]" table:style-name="ce1">
            <text:p>bar</text:p>
          </table:table-cell>
          <table:table-cell office:value-type="string" office:string-value="baz" table:formula="of:=[.C29]" table:style-name="ce1">
            <text:p>baz</text:p>
          </table:table-cell>
          <table:table-cell office:value-type="string" office:string-value="qux" table:formula="of:=[.D29]" table:style-name="ce1">
            <text:p>qux</text:p>
          </table:table-cell>
          <table:table-cell office:value-type="string" office:string-value="foo" table:formula="of:=[.A29]" table:style-name="ce1">
            <text:p>foo</text:p>
          </table:table-cell>
          <table:table-cell table:number-columns-repeated="16380"/>
        </table:table-row>
        <table:table-row table:style-name="ro1">
          <table:table-cell office:value-type="string" office:string-value="baz" table:formula="of:=[.B30]" table:style-name="ce1">
            <text:p>baz</text:p>
          </table:table-cell>
          <table:table-cell office:value-type="string" office:string-value="qux" table:formula="of:=[.C30]" table:style-name="ce1">
            <text:p>qux</text:p>
          </table:table-cell>
          <table:table-cell office:value-type="string" office:string-value="foo" table:formula="of:=[.D30]" table:style-name="ce1">
            <text:p>foo</text:p>
          </table:table-cell>
          <table:table-cell office:value-type="string" office:string-value="bar" table:formula="of:=[.A30]" table:style-name="ce1">
            <text:p>bar</text:p>
          </table:table-cell>
          <table:table-cell table:number-columns-repeated="16380"/>
        </table:table-row>
        <table:table-row table:style-name="ro1">
          <table:table-cell office:value-type="string" office:string-value="qux" table:formula="of:=[.B31]" table:style-name="ce1">
            <text:p>qux</text:p>
          </table:table-cell>
          <table:table-cell office:value-type="string" office:string-value="foo" table:formula="of:=[.C31]" table:style-name="ce1">
            <text:p>foo</text:p>
          </table:table-cell>
          <table:table-cell office:value-type="string" office:string-value="bar" table:formula="of:=[.D31]" table:style-name="ce1">
            <office:annotation draw:style-name="a18" svg:x="4.14583333333333in" svg:y="6.51041666666667in" svg:width="1.73958333333333in" svg:height="4.55208333333333in">
              <dc:creator>Author</dc:creator>
              <text:p><text:span text:style-name="T1">This is row 32 of at most 1048576 rows … have fun :)</text:span></text:p>
              <text:p><text:span text:style-name="T1"/></text:p>
              <text:p><text:span text:style-name="T1">Oh yeah: Bored Yet?</text:span></text:p>
            </office:annotation>
            <text:p>bar</text:p>
          </table:table-cell>
          <table:table-cell office:value-type="string" office:string-value="baz" table:formula="of:=[.A31]" table:style-name="ce1">
            <text:p>baz</text:p>
          </table:table-cell>
          <table:table-cell table:number-columns-repeated="16380"/>
        </table:table-row>
        <table:table-row table:style-name="ro1">
          <table:table-cell office:value-type="string" office:string-value="foo" table:formula="of:=[.B32]" table:style-name="ce1">
            <text:p>foo</text:p>
          </table:table-cell>
          <table:table-cell office:value-type="string" office:string-value="bar" table:formula="of:=[.C32]" table:style-name="ce1">
            <text:p>bar</text:p>
          </table:table-cell>
          <table:table-cell office:value-type="string" office:string-value="baz" table:formula="of:=[.D32]" table:style-name="ce1">
            <text:p>baz</text:p>
          </table:table-cell>
          <table:table-cell office:value-type="string" office:string-value="qux" table:formula="of:=[.A32]" table:style-name="ce1">
            <text:p>qux</text:p>
          </table:table-cell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Sheet3" table:style-name="ta2">
        <table:table-column table:style-name="co3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1">
            <office:annotation draw:style-name="a19" svg:x="2.95833333333333in" svg:y="0.0104166666666667in" svg:width="2.875in" svg:height="1.5in">
              <dc:creator>Author</dc:creator>
              <text:p><text:span text:style-name="T1">If I did this right,</text:span></text:p>
              <text:p><text:span text:style-name="T1"/></text:p>
              <text:p><text:span text:style-name="T1">This comment should be haiku:</text:span></text:p>
              <text:p><text:span text:style-name="T1"/></text:p>
              <text:p><text:span text:style-name="T1">five, seven, and five</text:span></text:p>
            </office:annotation>
            <text:p>parsing excel files</text:p>
          </table:table-cell>
          <table:table-cell office:value-type="string" office:string-value="If I did this right,&#10;&#10;This comment should be haiku:&#10;&#10;five, seven, and five" table:formula="of:=Comment([.A1])" table:style-name="ce1">
            <text:p>If I did this right,</text:p>
            <text:p/>
            <text:p>This comment should be haiku:</text:p>
            <text:p/>
            <text:p>five, seven, and f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quires lots of patience;</text:p>
          </table:table-cell>
          <table:table-cell office:value-type="string" office:string-value="" table:formula="of:=Comment([.A2])" table:style-name="ce1"/>
          <table:table-cell table:number-columns-repeated="16382"/>
        </table:table-row>
        <table:table-row table:style-name="ro2">
          <table:table-cell office:value-type="string" table:style-name="ce1">
            <text:p>details for the win</text:p>
          </table:table-cell>
          <table:table-cell office:value-type="string" office:string-value="If I did this right,&#10;&#10;This comment should be haiku:&#10;&#10;five, seven, and five" table:formula="of:=Comment([.A1])" table:style-name="ce3">
            <text:p>If I did this right,</text:p>
            <text:p/>
            <text:p>This comment should be haiku:</text:p>
            <text:p/>
            <text:p>five, seven, and five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Sheet4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office:annotation draw:style-name="a20" svg:x="2.8125in" svg:y="0.0104166666666667in" svg:width="1.73958333333333in" svg:height="1.33333333333333in">
              <dc:creator>Author</dc:creator>
              <text:p><text:span text:style-name="T2">The next comment is empty</text:span></text:p>
            </office:annotation>
            <text:p>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office:annotation draw:style-name="a21" svg:x="2.8125in" svg:y="0.0416666666666667in" svg:width="1.73958333333333in" svg:height="1.33333333333333in">
              <dc:creator>Author</dc:creator>
            </office:annotation>
            <text:p>1</text:p>
          </table:table-cell>
          <table:table-cell table:number-columns-repeated="16382"/>
        </table:table-row>
        <table:table-row table:style-name="ro1">
          <table:table-cell office:value-type="float" office:value="2" table:formula="of:=[.A2]+[.A1]" table:style-name="ce1">
            <text:p>2</text:p>
          </table:table-cell>
          <table:table-cell office:value-type="float" office:value="3" table:formula="of:=[.B2]+[.B1]" table:style-name="ce1">
            <office:annotation draw:style-name="a22" svg:x="2.8125in" svg:y="0.364583333333333in" svg:width="1.73958333333333in" svg:height="1.33333333333333in">
              <dc:creator>Author</dc:creator>
              <text:p><text:span text:style-name="T2">See? <text:s/>I told you :P</text:span></text:p>
            </office:annotation>
            <text:p>3</text:p>
          </table:table-cell>
          <table:table-cell table:number-columns-repeated="16382"/>
        </table:table-row>
        <table:table-row table:style-name="ro1">
          <table:table-cell office:value-type="float" office:value="3" table:formula="of:=[.A3]+[.A2]" table:style-name="ce1">
            <text:p>3</text:p>
          </table:table-cell>
          <table:table-cell office:value-type="float" office:value="4" table:formula="of:=[.B3]+[.B2]" table:style-name="ce1">
            <office:annotation draw:style-name="a23" svg:x="2.8125in" svg:y="0.6875in" svg:width="1.73958333333333in" svg:height="1.33333333333333in">
              <dc:creator>Author</dc:creator>
              <text:p><text:span text:style-name="T2"><text:s/></text:span></text:p>
            </office:annotation>
            <text:p>4</text:p>
          </table:table-cell>
          <table:table-cell table:number-columns-repeated="16382"/>
        </table:table-row>
        <table:table-row table:style-name="ro1">
          <table:table-cell office:value-type="float" office:value="5" table:formula="of:=[.A4]+[.A3]" table:style-name="ce1">
            <text:p>5</text:p>
          </table:table-cell>
          <table:table-cell office:value-type="float" office:value="7" table:formula="of:=[.B4]+[.B3]" table:style-name="ce1">
            <office:annotation draw:style-name="a24" svg:x="2.8125in" svg:y="1.01041666666667in" svg:width="1.73958333333333in" svg:height="1.33333333333333in">
              <dc:creator>Author</dc:creator>
              <text:p><text:span text:style-name="T2">Yo Dawg I heard you like tabs so I replaced all the spaces with tabs so you can tab while you space</text:span><text:span text:style-name="T1"/></text:p>
              <text:p/>
            </office:annotation>
            <text:p>7</text:p>
          </table:table-cell>
          <table:table-cell table:number-columns-repeated="16382"/>
        </table:table-row>
        <table:table-row table:style-name="ro1">
          <table:table-cell office:value-type="float" office:value="8" table:formula="of:=[.A5]+[.A4]" table:style-name="ce1">
            <text:p>8</text:p>
          </table:table-cell>
          <table:table-cell office:value-type="float" office:value="11" table:formula="of:=[.B5]+[.B4]" table:style-name="ce1">
            <text:p>11</text:p>
          </table:table-cell>
          <table:table-cell table:number-columns-repeated="16382"/>
        </table:table-row>
        <table:table-row table:style-name="ro1">
          <table:table-cell office:value-type="float" office:value="13" table:formula="of:=[.A6]+[.A5]" table:style-name="ce1">
            <text:p>13</text:p>
          </table:table-cell>
          <table:table-cell office:value-type="float" office:value="18" table:formula="of:=[.B6]+[.B5]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21" table:formula="of:=[.A7]+[.A6]" table:style-name="ce1">
            <text:p>21</text:p>
          </table:table-cell>
          <table:table-cell office:value-type="float" office:value="29" table:formula="of:=[.B7]+[.B6]" table:style-name="ce1">
            <text:p>29</text:p>
          </table:table-cell>
          <table:table-cell table:number-columns-repeated="16382"/>
        </table:table-row>
        <table:table-row table:style-name="ro1">
          <table:table-cell office:value-type="float" office:value="34" table:formula="of:=[.A8]+[.A7]" table:style-name="ce1">
            <text:p>34</text:p>
          </table:table-cell>
          <table:table-cell office:value-type="float" office:value="47" table:formula="of:=[.B8]+[.B7]" table:style-name="ce1">
            <text:p>47</text:p>
          </table:table-cell>
          <table:table-cell table:number-columns-repeated="16382"/>
        </table:table-row>
        <table:table-row table:style-name="ro1">
          <table:table-cell office:value-type="float" office:value="55" table:formula="of:=[.A9]+[.A8]" table:style-name="ce1">
            <text:p>55</text:p>
          </table:table-cell>
          <table:table-cell office:value-type="float" office:value="76" table:formula="of:=[.B9]+[.B8]" table:style-name="ce1">
            <text:p>76</text:p>
          </table:table-cell>
          <table:table-cell table:number-columns-repeated="16382"/>
        </table:table-row>
        <table:table-row table:style-name="ro1">
          <table:table-cell office:value-type="float" office:value="89" table:formula="of:=[.A10]+[.A9]" table:style-name="ce1">
            <text:p>89</text:p>
          </table:table-cell>
          <table:table-cell office:value-type="float" office:value="123" table:formula="of:=[.B10]+[.B9]" table:style-name="ce1">
            <text:p>123</text:p>
          </table:table-cell>
          <table:table-cell table:number-columns-repeated="16382"/>
        </table:table-row>
        <table:table-row table:style-name="ro1">
          <table:table-cell office:value-type="float" office:value="144" table:formula="of:=[.A11]+[.A10]" table:style-name="ce1">
            <text:p>144</text:p>
          </table:table-cell>
          <table:table-cell office:value-type="float" office:value="199" table:formula="of:=[.B11]+[.B10]" table:style-name="ce1">
            <text:p>199</text:p>
          </table:table-cell>
          <table:table-cell table:number-columns-repeated="16382"/>
        </table:table-row>
        <table:table-row table:style-name="ro1">
          <table:table-cell office:value-type="float" office:value="233" table:formula="of:=[.A12]+[.A11]" table:style-name="ce1">
            <text:p>233</text:p>
          </table:table-cell>
          <table:table-cell office:value-type="float" office:value="322" table:formula="of:=[.B12]+[.B11]" table:style-name="ce1">
            <text:p>322</text:p>
          </table:table-cell>
          <table:table-cell table:number-columns-repeated="16382"/>
        </table:table-row>
        <table:table-row table:style-name="ro1">
          <table:table-cell office:value-type="float" office:value="377" table:formula="of:=[.A13]+[.A12]" table:style-name="ce1">
            <text:p>377</text:p>
          </table:table-cell>
          <table:table-cell office:value-type="float" office:value="521" table:formula="of:=[.B13]+[.B12]" table:style-name="ce1">
            <text:p>521</text:p>
          </table:table-cell>
          <table:table-cell table:number-columns-repeated="16382"/>
        </table:table-row>
        <table:table-row table:style-name="ro1">
          <table:table-cell office:value-type="float" office:value="610" table:formula="of:=[.A14]+[.A13]" table:style-name="ce1">
            <text:p>610</text:p>
          </table:table-cell>
          <table:table-cell office:value-type="float" office:value="843" table:formula="of:=[.B14]+[.B13]" table:style-name="ce1">
            <text:p>843</text:p>
          </table:table-cell>
          <table:table-cell table:number-columns-repeated="16382"/>
        </table:table-row>
        <table:table-row table:style-name="ro1">
          <table:table-cell office:value-type="float" office:value="987" table:formula="of:=[.A15]+[.A14]" table:style-name="ce1">
            <text:p>987</text:p>
          </table:table-cell>
          <table:table-cell office:value-type="float" office:value="1364" table:formula="of:=[.B15]+[.B14]" table:style-name="ce1">
            <text:p>1364</text:p>
          </table:table-cell>
          <table:table-cell table:number-columns-repeated="16382"/>
        </table:table-row>
        <table:table-row table:style-name="ro1">
          <table:table-cell office:value-type="float" office:value="1597" table:formula="of:=[.A16]+[.A15]" table:style-name="ce1">
            <text:p>1597</text:p>
          </table:table-cell>
          <table:table-cell office:value-type="float" office:value="2207" table:formula="of:=[.B16]+[.B15]" table:style-name="ce1">
            <text:p>2207</text:p>
          </table:table-cell>
          <table:table-cell table:number-columns-repeated="16382"/>
        </table:table-row>
        <table:table-row table:style-name="ro1">
          <table:table-cell office:value-type="float" office:value="2584" table:formula="of:=[.A17]+[.A16]" table:style-name="ce1">
            <text:p>2584</text:p>
          </table:table-cell>
          <table:table-cell office:value-type="float" office:value="3571" table:formula="of:=[.B17]+[.B16]" table:style-name="ce1">
            <text:p>3571</text:p>
          </table:table-cell>
          <table:table-cell table:number-columns-repeated="16382"/>
        </table:table-row>
        <table:table-row table:style-name="ro1">
          <table:table-cell office:value-type="float" office:value="4181" table:formula="of:=[.A18]+[.A17]" table:style-name="ce1">
            <text:p>4181</text:p>
          </table:table-cell>
          <table:table-cell office:value-type="float" office:value="5778" table:formula="of:=[.B18]+[.B17]" table:style-name="ce1">
            <text:p>5778</text:p>
          </table:table-cell>
          <table:table-cell table:number-columns-repeated="16382"/>
        </table:table-row>
        <table:table-row table:style-name="ro1">
          <table:table-cell office:value-type="float" office:value="6765" table:formula="of:=[.A19]+[.A18]" table:style-name="ce1">
            <text:p>6765</text:p>
          </table:table-cell>
          <table:table-cell office:value-type="float" office:value="9349" table:formula="of:=[.B19]+[.B18]" table:style-name="ce1">
            <text:p>9349</text:p>
          </table:table-cell>
          <table:table-cell table:number-columns-repeated="16382"/>
        </table:table-row>
        <table:table-row table:style-name="ro1">
          <table:table-cell office:value-type="float" office:value="10946" table:formula="of:=[.A20]+[.A19]" table:style-name="ce1">
            <text:p>10946</text:p>
          </table:table-cell>
          <table:table-cell office:value-type="float" office:value="15127" table:formula="of:=[.B20]+[.B19]" table:style-name="ce1">
            <text:p>15127</text:p>
          </table:table-cell>
          <table:table-cell table:number-columns-repeated="16382"/>
        </table:table-row>
        <table:table-row table:style-name="ro1">
          <table:table-cell office:value-type="float" office:value="17711" table:formula="of:=[.A21]+[.A20]" table:style-name="ce1">
            <text:p>17711</text:p>
          </table:table-cell>
          <table:table-cell office:value-type="float" office:value="24476" table:formula="of:=[.B21]+[.B20]" table:style-name="ce1">
            <text:p>24476</text:p>
          </table:table-cell>
          <table:table-cell table:number-columns-repeated="16382"/>
        </table:table-row>
        <table:table-row table:style-name="ro1">
          <table:table-cell office:value-type="float" office:value="28657" table:formula="of:=[.A22]+[.A21]" table:style-name="ce1">
            <text:p>28657</text:p>
          </table:table-cell>
          <table:table-cell office:value-type="float" office:value="39603" table:formula="of:=[.B22]+[.B21]" table:style-name="ce1">
            <text:p>39603</text:p>
          </table:table-cell>
          <table:table-cell table:number-columns-repeated="16382"/>
        </table:table-row>
        <table:table-row table:style-name="ro1">
          <table:table-cell office:value-type="float" office:value="46368" table:formula="of:=[.A23]+[.A22]" table:style-name="ce1">
            <text:p>46368</text:p>
          </table:table-cell>
          <table:table-cell office:value-type="float" office:value="64079" table:formula="of:=[.B23]+[.B22]" table:style-name="ce1">
            <text:p>64079</text:p>
          </table:table-cell>
          <table:table-cell table:number-columns-repeated="16382"/>
        </table:table-row>
        <table:table-row table:style-name="ro1">
          <table:table-cell office:value-type="float" office:value="75025" table:formula="of:=[.A24]+[.A23]" table:style-name="ce1">
            <text:p>75025</text:p>
          </table:table-cell>
          <table:table-cell office:value-type="float" office:value="103682" table:formula="of:=[.B24]+[.B23]" table:style-name="ce1">
            <text:p>103682</text:p>
          </table:table-cell>
          <table:table-cell table:number-columns-repeated="16382"/>
        </table:table-row>
        <table:table-row table:style-name="ro1">
          <table:table-cell office:value-type="float" office:value="121393" table:formula="of:=[.A25]+[.A24]" table:style-name="ce1">
            <text:p>121393</text:p>
          </table:table-cell>
          <table:table-cell office:value-type="float" office:value="167761" table:formula="of:=[.B25]+[.B24]" table:style-name="ce1">
            <text:p>167761</text:p>
          </table:table-cell>
          <table:table-cell table:number-columns-repeated="16382"/>
        </table:table-row>
        <table:table-row table:style-name="ro1">
          <table:table-cell office:value-type="float" office:value="196418" table:formula="of:=[.A26]+[.A25]" table:style-name="ce1">
            <text:p>196418</text:p>
          </table:table-cell>
          <table:table-cell office:value-type="float" office:value="271443" table:formula="of:=[.B26]+[.B25]" table:style-name="ce1">
            <text:p>271443</text:p>
          </table:table-cell>
          <table:table-cell table:number-columns-repeated="16382"/>
        </table:table-row>
        <table:table-row table:style-name="ro1">
          <table:table-cell office:value-type="float" office:value="317811" table:formula="of:=[.A27]+[.A26]" table:style-name="ce1">
            <text:p>317811</text:p>
          </table:table-cell>
          <table:table-cell office:value-type="float" office:value="439204" table:formula="of:=[.B27]+[.B26]" table:style-name="ce1">
            <text:p>439204</text:p>
          </table:table-cell>
          <table:table-cell table:number-columns-repeated="16382"/>
        </table:table-row>
        <table:table-row table:style-name="ro1">
          <table:table-cell office:value-type="float" office:value="514229" table:formula="of:=[.A28]+[.A27]" table:style-name="ce1">
            <text:p>514229</text:p>
          </table:table-cell>
          <table:table-cell office:value-type="float" office:value="710647" table:formula="of:=[.B28]+[.B27]" table:style-name="ce1">
            <text:p>710647</text:p>
          </table:table-cell>
          <table:table-cell table:number-columns-repeated="16382"/>
        </table:table-row>
        <table:table-row table:style-name="ro1">
          <table:table-cell office:value-type="float" office:value="832040" table:formula="of:=[.A29]+[.A28]" table:style-name="ce1">
            <text:p>832040</text:p>
          </table:table-cell>
          <table:table-cell office:value-type="float" office:value="1149851" table:formula="of:=[.B29]+[.B28]" table:style-name="ce1">
            <text:p>1149851</text:p>
          </table:table-cell>
          <table:table-cell table:number-columns-repeated="16382"/>
        </table:table-row>
        <table:table-row table:style-name="ro1">
          <table:table-cell office:value-type="float" office:value="1346269" table:formula="of:=[.A30]+[.A29]" table:style-name="ce1">
            <text:p>1346269</text:p>
          </table:table-cell>
          <table:table-cell office:value-type="float" office:value="1860498" table:formula="of:=[.B30]+[.B29]" table:style-name="ce1">
            <text:p>1860498</text:p>
          </table:table-cell>
          <table:table-cell table:number-columns-repeated="16382"/>
        </table:table-row>
        <table:table-row table:style-name="ro1">
          <table:table-cell office:value-type="float" office:value="2178309" table:formula="of:=[.A31]+[.A30]" table:style-name="ce1">
            <text:p>2178309</text:p>
          </table:table-cell>
          <table:table-cell office:value-type="float" office:value="3010349" table:formula="of:=[.B31]+[.B30]" table:style-name="ce1">
            <text:p>3010349</text:p>
          </table:table-cell>
          <table:table-cell table:number-columns-repeated="16382"/>
        </table:table-row>
        <table:table-row table:style-name="ro1">
          <table:table-cell office:value-type="float" office:value="3524578" table:formula="of:=[.A32]+[.A31]" table:style-name="ce1">
            <text:p>3524578</text:p>
          </table:table-cell>
          <table:table-cell office:value-type="float" office:value="4870847" table:formula="of:=[.B32]+[.B31]" table:style-name="ce1">
            <text:p>4870847</text:p>
          </table:table-cell>
          <table:table-cell table:number-columns-repeated="16382"/>
        </table:table-row>
        <table:table-row table:style-name="ro1">
          <table:table-cell office:value-type="float" office:value="5702887" table:formula="of:=[.A33]+[.A32]" table:style-name="ce1">
            <text:p>5702887</text:p>
          </table:table-cell>
          <table:table-cell office:value-type="float" office:value="7881196" table:formula="of:=[.B33]+[.B32]" table:style-name="ce1">
            <text:p>7881196</text:p>
          </table:table-cell>
          <table:table-cell table:number-columns-repeated="16382"/>
        </table:table-row>
        <table:table-row table:style-name="ro1">
          <table:table-cell office:value-type="float" office:value="9227465" table:formula="of:=[.A34]+[.A33]" table:style-name="ce1">
            <text:p>9227465</text:p>
          </table:table-cell>
          <table:table-cell office:value-type="float" office:value="12752043" table:formula="of:=[.B34]+[.B33]" table:style-name="ce1">
            <text:p>12752043</text:p>
          </table:table-cell>
          <table:table-cell table:number-columns-repeated="16382"/>
        </table:table-row>
        <table:table-row table:style-name="ro1">
          <table:table-cell office:value-type="float" office:value="14930352" table:formula="of:=[.A35]+[.A34]" table:style-name="ce1">
            <text:p>14930352</text:p>
          </table:table-cell>
          <table:table-cell office:value-type="float" office:value="20633239" table:formula="of:=[.B35]+[.B34]" table:style-name="ce1">
            <text:p>20633239</text:p>
          </table:table-cell>
          <table:table-cell table:number-columns-repeated="16382"/>
        </table:table-row>
        <table:table-row table:style-name="ro1">
          <table:table-cell office:value-type="float" office:value="24157817" table:formula="of:=[.A36]+[.A35]" table:style-name="ce1">
            <text:p>24157817</text:p>
          </table:table-cell>
          <table:table-cell office:value-type="float" office:value="33385282" table:formula="of:=[.B36]+[.B35]" table:style-name="ce1">
            <office:annotation draw:style-name="a25" svg:x="2.8125in" svg:y="11.34375in" svg:width="1.73958333333333in" svg:height="1.33333333333333in">
              <dc:creator>Author</dc:creator>
              <text:p><text:span text:style-name="T2">Safe to say that if Lucas and Fibonacci were in a number duel, Lucas would wipe the floor with Fibonacci</text:span></text:p>
            </office:annotation>
            <text:p>33385282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  <table:table table:name="Sheet7" table:style-name="ta1">
        <table:table-column table:style-name="co1" table:number-columns-repeated="16384" table:default-cell-style-name="ce1"/>
        <table:table-row table:style-name="ro1">
          <table:table-cell table:style-name="ce1">
            <office:annotation draw:style-name="a26" svg:x="1.47916666666667in" svg:y="0.0104166666666667in" svg:width="1.73958333333333in" svg:height="1.33333333333333in">
              <dc:creator>Author</dc:creator>
              <text:p><text:span text:style-name="T2">This sheet only has a few comments</text:span></text:p>
            </office:annotation>
          </table:table-cell>
          <table:table-cell table:number-columns-repeated="16383"/>
        </table:table-row>
        <table:table-row table:number-rows-repeated="32" table:style-name="ro1">
          <table:table-cell table:number-columns-repeated="16384"/>
        </table:table-row>
        <table:table-row table:style-name="ro1">
          <table:table-cell table:number-columns-repeated="13"/>
          <table:table-cell table:style-name="ce1">
            <office:annotation draw:style-name="a27" svg:x="18.8125in" svg:y="10.375in" svg:width="1.73958333333333in" svg:height="1.33333333333333in">
              <dc:creator>Author</dc:creator>
              <text:p><text:span text:style-name="T2">Sheet Range may be A1:N34, or not</text:span></text:p>
            </office:annotation>
          </table:table-cell>
          <table:table-cell table:number-columns-repeated="16370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MS Reference Sans Serif" svg:font-family="&quot;MS Reference Sans Serif&quot;"/>
    <style:font-face style:name="è¨íÀñæí© Pr6N M" svg:font-family="&quot;è¨íÀñæí© Pr6N M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gradient" draw:fill-gradient-name="a28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8" draw:style="linear" draw:angle="1800" draw:start-color="#3f80cd" draw:end-color="#9bc1ff" draw:start-intensity="100%" draw:end-intensity="100%"/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14-01-16T02:59:46Z</meta:creation-date>
    <dc:date>2017-03-31T20:03:37Z</dc:date>
  </office:meta>
</office:document-meta>
</file>